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Footnote">
      <style:text-properties style:text-underline-style="none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Text_20_body" style:list-style-name=""/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margin-left="0mm" fo:margin-right="0mm" fo:text-indent="0mm" style:auto-text-indent="false"/>
    </style:style>
    <style:style style:name="P15" style:family="paragraph" style:parent-style-name="List_20_1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1192_389764299"/>Zpráva: Migrace na <text:span text:style-name="T2">formát WARC</text:span><text:bookmark-end text:name="__RefHeading__1192_389764299"/></text:h>
      <text:p text:style-name="P3">Práce na výzkumném záměru Koncepce rozvoje Národní knihovny České republiky jako výzkumné organizace na léta 2010 – 2012, oblast 3 – testování nástrojů a možností migrace na formát <text:span text:style-name="T2">WARC</text:span>.</text:p>
      <text:p text:style-name="P3"/>
      <text:h text:style-name="P13" text:outline-level="2"><text:bookmark-start text:name="__RefHeading__1194_389764299"/>Martin Prokop<text:bookmark-end text:name="__RefHeading__1194_389764299"/></text:h>
      <text:p text:style-name="P8">martin.prokop@mail.muni.cz</text:p>
      <text:h text:style-name="P11" text:outline-level="1"><text:bookmark-start text:name="__RefHeading__1198_389764299"/>1. Úvod<text:bookmark-end text:name="__RefHeading__1198_389764299"/></text:h>
      <text:p text:style-name="Text_20_body">V této zprávě se budu zabývat možností migrace webového archivu <text:span text:style-name="T2">WebArchiv</text:span>. Konkrétně o migraci uložených dat z formátu <text:span text:style-name="T2">ARC</text:span> do formátu <text:span text:style-name="T2">WARC</text:span>. Většina informací obsažených v této zprávě bude čerpána z mé bakalářské práce<text:note text:id="ftn1" text:note-class="footnote"><text:note-citation>1</text:note-citation><text:note-body><text:p text:style-name="Footnote">Práci přikládám k této zprávě. Součástí bakalářské zprávy jsou také přílohy, které jsou stejně jako text práce dostupné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 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ucelených informací. Ty však nemusí být vždy pro zprávu relevantní. A naopak: některé informace ve zprávě, které jsou ve zprávě, v práci neuvádím. Bakalářská práce je tedy součást mé zprávy.</text:p>
      <text:p text:style-name="Text_20_body">Ve své bakalářské práci jsem se zabýval specifickou částí migrace. Mým úkolem bylo najít vhodné nástroje pro migraci archivu a poté do nich integrovat nástroj <text:span text:style-name="T2">JHOVE2</text:span><text:span text:style-name="T4"><text:note text:id="ftn2" text:note-class="footnote"><text:note-citation>2</text:note-citation><text:note-body><text:p text:style-name="Footnote">Nástrojem <text:span text:style-name="T2">JHOVE2</text:span> se zabývám ve své bakalářské práci na s. 35.</text:p></text:note-body></text:note></text:span>, který slouží k identifikaci a validaci souborů. Cílem bylo při migraci archivu provést analýzu dat v archivu obsažených. Značná část bakalářské práce se tedy věnuje právě nástroji <text:span text:style-name="T2">JHOVE2</text:span>, jeho efektivitě a možnosti jeho integrace do migračních nástrojů.</text:p>
      <text:p text:style-name="Text_20_body">Nástroj <text:span text:style-name="T2">JHOVE2</text:span> však není pro migraci archivu zásadní. Důvodem proč ho využít při migraci je možnost objevit možné nekonzistentní soubory nebo nesprávné informace o archivovaných souborech. <text:span text:style-name="T2">ARC</text:span> archiv totiž nese informace o uložených souborech, pokud jsou tyto informace špatné, může docházet k chybám při interpretaci dat. Užitím nástroje <text:span text:style-name="T2">JHOVE2</text:span> by se takové vadné informace povedlo najít a následně zamezit jejich přenesení do nových <text:span text:style-name="T2">WARC</text:span> souborů. </text:p>
      <text:p text:style-name="Text_20_body">Zásadnější však je samotná migrace. Ve své správě se tedy budu věnovat nástrojům, které jsem používal a hlavně se pokusím popsat detaily práce s nástroji, které jsem do své bakalářské zprávy neuvedl. </text:p>
      <text:h text:style-name="P12" text:outline-level="1"><text:bookmark-start text:name="__RefHeading__1200_389764299"/>2. Formát <text:span text:style-name="T2">WARC</text:span><text:bookmark-end text:name="__RefHeading__1200_389764299"/></text:h>
      <text:h text:style-name="P9" text:outline-level="1"><text:bookmark-start text:name="__RefHeading__1202_389764299"/>Formát <text:span text:style-name="T2">WARC</text:span><text:span text:style-name="T4"><text:note text:id="ftn3" text:note-class="footnote"><text:note-citation>3</text:note-citation><text:note-body><text:p text:style-name="Footnote">Formátem <text:span text:style-name="T2">ARC</text:span> i <text:span text:style-name="T2">WARC</text:span> se zabývám ve své bakalářské práci na s. 23 a stránkách následujících.</text:p></text:note-body></text:note></text:span> je popsán jako <text:span text:style-name="T2">ISO standard 28500:2009</text:span><text:note text:id="ftn4" text:note-class="footnote"><text:note-citation>4</text:note-citation><text:note-body><text:p text:style-name="Footnote"><text:span text:style-name="T2">ISO standard</text:span> za poplatek dostupný na adrese &lt;http://www.iso.org/iso/iso catalogue/catalogue tc/catalogue de- tail.htm?csnumber=44717&gt;. </text:p></text:note-body></text:note> již od roku 2009. <text:span text:style-name="T4">Pro </text:span><text:span text:style-name="T2">WebArchiv</text:span> představuje výbornou možnost zkvalitnění a zefektivnění práce s archivovanými zdroji.<text:bookmark-end text:name="__RefHeading__1202_389764299"/></text:h>
      <text:h text:style-name="P9" text:outline-level="1"><text:bookmark-start text:name="__RefHeading__1204_389764299"/>Ve své bakalářské práci se podrobněji zabývám specifiky tohoto formátu a uvádím i jeho výhody a nevýhody, se zřetelem na projekt <text:span text:style-name="T2">WebArchiv</text:span><text:note text:id="ftn5" text:note-class="footnote"><text:note-citation>5</text:note-citation><text:note-body><text:p text:style-name="Footnote">Informace jsou k dohledání v mé bakalářské práci na s. 26 a stranách následujících.</text:p></text:note-body></text:note>. <text:bookmark-end text:name="__RefHeading__1204_389764299"/></text:h>
      <text:h text:style-name="P9" text:outline-level="1"><text:bookmark-start text:name="__RefHeading__1206_389764299"/>Většina nevýhod pramení z toho, že málokdo zatím <text:span text:style-name="T2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2">WARC</text:span> nabízí je <text:span text:style-name="T2">deduplikace</text:span> souborů v archivu. <text:span text:style-name="T2">Deduplikací</text:span> se zabývám ve své bakalářské práci na s. 31.</text:p></text:note-body></text:note>.<text:bookmark-end text:name="__RefHeading__1206_389764299"/></text:h>
      <text:h text:style-name="P12" text:outline-level="1"><text:bookmark-start text:name="__RefHeading__1208_389764299"/>3. Přechod na práci s <text:span text:style-name="T2">WARC</text:span> soubory<text:bookmark-end text:name="__RefHeading__1208_389764299"/></text:h>
      <text:h text:style-name="P9" text:outline-level="1"><text:bookmark-start text:name="__RefHeading__1210_389764299"/>Přechod <text:span text:style-name="T2">WebArchivu</text:span> na práci s <text:span text:style-name="T2">WARC</text:span> archivy komplexní záležitost. Samotná migrace je pouze jedna z dílčích úkonů. Sám si nejsem vědom všech dalších úkonů, které bude potřeba provést aby <text:span text:style-name="T2">WebArchiv</text:span> pracoval pouze s <text:span text:style-name="T2">WARC</text:span> archivy. Namátkou se bude muset jednat například o implementaci podpory formátu <text:span text:style-name="T2">WARC</text:span> ve všech nástrojích, které <text:span text:style-name="T2">WebArchiv</text:span> používá. <text:bookmark-end text:name="__RefHeading__1210_389764299"/></text:h>
      <text:h text:style-name="P9" text:outline-level="1"><text:bookmark-start text:name="__RefHeading__1212_389764299"/>Při zkoumání možnosti migrace jsem kontaktoval pracovníky <text:span text:style-name="T2">Britské knihovny</text:span><text:note text:id="ftn7" text:note-class="footnote"><text:note-citation>7</text:note-citation><text:note-body><text:p text:style-name="Footnote">Informace o <text:span text:style-name="T2">Britské knihovně</text:span> jsou v mé bakalářské práci na s. 33.</text:p></text:note-body></text:note>, abych od nich zjistil, jak v <text:span text:style-name="T2">Britské knihovně </text:span>přistupovali k migraci. Domnívám se však, že mnohem větší množství informací, než jsem získal já, mají pracovních <text:span text:style-name="T2">WebArchivu</text:span> z různých zpráv a akcí <text:span text:style-name="T2">IIPC</text:span><text:note text:id="ftn8" text:note-class="footnote"><text:note-citation>8</text:note-citation><text:note-body><text:p text:style-name="Footnote"><text:span text:style-name="T2">International Internet Preservation Consortium</text:span> jejímž člemen je <text:span text:style-name="T2">WebArchiv</text:span> od roku 2007.</text:p></text:note-body></text:note>.<text:bookmark-end text:name="__RefHeading__1212_389764299"/></text:h>
      <text:h text:style-name="P9" text:outline-level="1"><text:bookmark-start text:name="__RefHeading__1214_389764299"/>Kdy by se mohlo pracovat v rámci projektu <text:span text:style-name="T2">WebArchiv</text:span> Pracovat výhradně s <text:span text:style-name="T2">WARC</text:span> soubory mi není známo. Domnívám se však, že samotná migrace starých <text:span text:style-name="T2">ARC</text:span> archivů, by měla být provedena až v závěrečné fázi přechodu.<text:bookmark-end text:name="__RefHeading__1214_389764299"/></text:h>
      <text:h text:style-name="P11" text:outline-level="1"><text:bookmark-start text:name="__RefHeading__1216_389764299"/>4. Migrační nástroje<text:bookmark-end text:name="__RefHeading__1216_389764299"/></text:h>
      <text:p text:style-name="Text_20_body">Nástroje pro migraci <text:span text:style-name="T2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2">Britskou knihovnou</text:span> jsem zjistil, že užili nástroje, které by byly pro <text:span text:style-name="T2">WebArchiv</text:span> zbytečné. To je dáno především tím, že pro archivaci webových zdrojů používají i jiné typy formátu.</text:p>
      <text:p text:style-name="Text_20_body">Při výběru nástroje pro <text:span text:style-name="T2">WebArchiv</text:span> jde tedy hlavně o to, najít takový nástroj, který bude co nejsnadněji zařaditelný mezi <text:span text:style-name="T2">WebArchivem</text:span> používané nástroje. </text:p>
      <text:h text:style-name="P11" text:outline-level="1"><text:bookmark-start text:name="__RefHeading__1218_389764299"/>5. Výběr vhodného nástroje<text:bookmark-end text:name="__RefHeading__1218_389764299"/></text:h>
      <text:p text:style-name="Text_20_body">Ve své bakalářské práci jsem, po konzultaci s Mgr. Václavem Roseckým, testoval tři různé nástroje na migraci <text:span text:style-name="T2">ARC</text:span> archivů. Jejich výběr byl relativně snadný, jelikož jich opravdu není moc. Tyto tři mi přišli jako nejvhodnější. Velké množství současných nástrojů na migraci <text:span text:style-name="T2">ARC</text:span> souborů je odvozeno právě z těchto třech nástrojů.</text:p>
      <text:p text:style-name="Text_20_body">Základním nástroje, který jsem vybral, byl nástroj <text:span text:style-name="T2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.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2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. 40.</text:p></text:note-body></text:note>, který je stále vyvíjen. Navíc přímo navazuje na předchozí nástroj. Vývojáři ho začali implementovat poté, co ukončili práci na výše zmíněném nástroji <text:span text:style-name="T2">warc-tools</text:span>. Jde navíc o nástroj, za jejímž vývojem stojí společnost <text:span text:style-name="T2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2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. 42.</text:p></text:note-body></text:note>. Vznikl jako boční projekt nástroje <text:span text:style-name="T2">warc-tools / hanzo</text:span>. Tento výběr byl motivován snahou prověřit, zda je nástroj, který je boční projekt oficiálního nástroje lepší. Jak se později ukázalo, a jak konstatuji ve své bakalářské práci, jsou oba nástroje velmi podobné, ale přesto je vhodnější původní nástroj <text:span text:style-name="T2">warc‑tools / hanzo</text:span>. 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2">ARC</text:span> archivů z databáze <text:span text:style-name="T2">WebArchivu</text:span> z různých let všechny o velikosti 100 MB – zkoušel je jednotlivými nástroji migrovat na <text:span text:style-name="T2">WARC</text:span> archivy a poté jsem je porovnával. Dále jsem <text:soft-page-break/>testoval i ostatní nástroje, které jsou součásti <text:span text:style-name="T2">warc-tools</text:span>. Jednalo se zejména o nástroje, které testují validitu <text:span text:style-name="T2">WARC</text:span> souboru (<text:span text:style-name="T2">warcvalid</text:span>), vypisují obsah <text:span text:style-name="T2">WARC</text:span> archivu (<text:span text:style-name="T2">warcdump</text:span>) či umí filtrovat jejich obsah (<text:span text:style-name="T2">warcfilter</text:span>).</text:p>
      <text:p text:style-name="Text_20_body">Došel jsem k závěru, že původní nástroj <text:span text:style-name="T2">warc-tools</text:span> není kompatibilní s ostatními<text:note text:id="ftn14" text:note-class="footnote"><text:note-citation>14</text:note-citation><text:note-body><text:p text:style-name="Footnote">Tuto skutečnost popisuji ve své bakalářské práci na s. 39.</text:p></text:note-body></text:note>. Podporuje totiž starší verzi (<text:span text:style-name="T2">WARC file format v 0.18</text:span>) <text:span text:style-name="T2">WARC</text:span> souborů. Jelikož nástroj není dále vyvíjen, nemá smysl uvažovat o jeho využití. Využít by se dal jedině v případě, že by <text:span text:style-name="T2">WebArchiv</text:span> pokračoval v jeho vývoji.</text:p>
      <text:p text:style-name="Text_20_body">Poté jsem testoval podobnost nástroje <text:span text:style-name="T2">warc-tools / hanzo</text:span> a <text:span text:style-name="T2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. 43.</text:p></text:note-body></text:note>. Došel jsem k závěru, že nástroje na mém testovacím vzorku dat (musím znova podotknout, že jsem použil malý testovací vzorek), vytváří totožné <text:span text:style-name="T2">WARC</text:span> soubory.</text:p>
      <text:p text:style-name="Text_20_body">Po konzultaci s Mgr. Václavem Roseckým jsem se tedy rozhodl pro další testováni migrace využít pouze nástroj <text:span text:style-name="T2">warc-tools / hanzo</text:span>. Bočních projektů <text:span text:style-name="T2">warc-tools / hanzo</text:span> je v současné době již pět<text:note text:id="ftn16" text:note-class="footnote"><text:note-citation>16</text:note-citation><text:note-body><text:p text:style-name="Footnote">Jednotlivé mutace <text:span text:style-name="T2">warc-tools / hanzo</text:span> jsou k nalezení na adrese &lt;http://code.hanzoarchives.com/warc-tools/descendants&gt;.</text:p></text:note-body></text:note>. Jejich vzájemné porovnání by mohlo ukázat nejvhodnější nástroj pro <text:span text:style-name="T2">WebArchiv</text:span>. Osobně se ale domnívám, že rozdíly v nich nebudou zas tak velké. Každá z mutací je vyvíjena pro specifické potřeby jednotlivých projektů, ale základní kód – samotné parsování původního <text:span text:style-name="T2">ARC</text:span> archivu a jeho přepisu <text:span text:style-name="T4">do </text:span><text:span text:style-name="T2">WARC ,</text:span><text:span text:style-name="T4"> tj. algoritmus migrace </text:span>– bude velmi podobný.</text:p>
      <text:h text:style-name="P11" text:outline-level="1"><text:bookmark-start text:name="__RefHeading__1220_389764299"/>6. <text:span text:style-name="T2">Warc-tools / hanzo</text:span><text:bookmark-end text:name="__RefHeading__1220_389764299"/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2">JHOVE2</text:span> do <text:span text:style-name="T2">warc-tools / hanzo</text:span>. Přesto jsem musel pracovat i se samotným migračním nástrojem. </text:p>
      <text:h text:style-name="Heading_20_2" text:outline-level="2"><text:bookmark-start text:name="__RefHeading__1222_389764299"/>6.1 Parametry<text:bookmark-end text:name="__RefHeading__1222_389764299"/></text:h>
      <text:p text:style-name="Text_20_body">Vybírám zde nejdůležitější informace o vlastnostech <text:span text:style-name="T2">warc-tools / hanzo</text:span>.</text:p>
      <text:list xml:id="list2055573278" text:style-name="List_20_1">
        <text:list-item>
          <text:p text:style-name="List_20_1">Nástroj je implementován v programovacím jazyce <text:span text:style-name="T2">Python</text:span>. Nejsem schopný posoudit jestli je to výhoda nebo nevýhoda – záleží na ostatních nástrojích, které <text:span text:style-name="T2">WebArchive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2">setuptools</text:span> (slouží pouze k instalaci <text:span text:style-name="T2">Python packages</text:span><text:span text:style-name="T4">), </text:span><text:span text:style-name="T2">unittest2</text:span><text:span text:style-name="T4">, </text:span><text:span text:style-name="T2">python 2.6 (</text:span><text:span text:style-name="T4">testoval jsem nástroj i s </text:span><text:span text:style-name="T2">python 2.7</text:span><text:span text:style-name="T4"> a podle všeho není s nástrojem ani s užitím této verzi </text:span><text:span text:style-name="T2">Pythonu</text:span><text:span text:style-name="T4"> žádný problém</text:span><text:span text:style-name="T2">).</text:span></text:p>
        </text:list-item>
        <text:list-item>
          <text:p text:style-name="List_20_1">Tvoří ho sada nástrojů pro práci s <text:span text:style-name="T2">WARC</text:span> soubory a samozřejmě nástroj na převod migraci <text:span text:style-name="T2">ARC</text:span> archivu.</text:p>
        </text:list-item>
        <text:list-item>
          <text:p text:style-name="List_20_1">Při převodu <text:span text:style-name="T2">ARC</text:span> souborů nepřibalí do výsledného souboru data, je nutné převádět <text:span text:style-name="T2">ARC.GZ</text:span> archivy.</text:p>
        </text:list-item>
        <text:list-item>
          <text:p text:style-name="List_20_1">Nástroj nerealizuje <text:span text:style-name="T2">deduplikaci</text:span> – tu nerealizuje žádný z nástrojů, které jsem testoval, ani žádný z těch, s kterými jsem se setkal. <text:span text:style-name="T2">Deduplikace</text:span> předpokládá více nástrojů a úpravu politiky archivace a interpretace zdrojů<text:note text:id="ftn17" text:note-class="footnote"><text:note-citation>17</text:note-citation><text:note-body><text:p text:style-name="Footnote"><text:span text:style-name="T2">Deduplikací</text:span> se zabývám ve své bakalářské práci na s. 31.</text:p></text:note-body></text:note>.</text:p>
        </text:list-item>
        <text:list-item>
          <text:p text:style-name="List_20_1">Nástroj nemá dokončenou dokumentaci. Je v ní řečeno, že nástroj vytváří „<text:span text:style-name="T2">crappy warc file</text:span>“. To je dáno tím, že samotný algoritmus migrace je stejný jako u původního nástroje <text:span text:style-name="T2">warc-tools</text:span>. Nástroj je totiž neustále vyvíjen a proto je jasné, <text:soft-page-break/>že se v něm mohou ještě nalézt chyby, s čímž také vývojáři počítají. Sám jsem chybu odhalil – informace uvedu později.</text:p>
        </text:list-item>
      </text:list>
      <text:h text:style-name="Heading_20_2" text:outline-level="2"><text:bookmark-start text:name="__RefHeading__1224_389764299"/>6.2 Další nástroje, které jsou součástí <text:span text:style-name="T2">warc-tools / hanzo</text:span><text:bookmark-end text:name="__RefHeading__1224_389764299"/></text:h>
      <text:p text:style-name="Text_20_body"><text:span text:style-name="T4">Nejdůležitější nástroje, které obsahuje balíček </text:span><text:span text:style-name="T2">warc-tools / hanzo,</text:span><text:span text:style-name="T4"> kromě nástroje </text:span><text:span text:style-name="T2">arc2warc</text:span><text:span text:style-name="T4">, který slouží k migraci, jsou nástroje </text:span><text:span text:style-name="T2">warcindex</text:span><text:span text:style-name="T4"> a </text:span><text:span text:style-name="T2">warcvalid</text:span><text:span text:style-name="T4">.</text:span></text:p>
      <text:p text:style-name="Text_20_body"><text:span text:style-name="T4">Nástroj </text:span><text:span text:style-name="T2">warcindex</text:span><text:span text:style-name="T4"> slouží k vytvoření </text:span><text:span text:style-name="T2">CDX indexu</text:span><text:span text:style-name="T2"><text:note text:id="ftn18" text:note-class="footnote"><text:note-citation>18</text:note-citation><text:note-body><text:p text:style-name="Footnote">Informace o CDX indexu lze dohledat v bakalářské práci na stranách 21, 26 a 50.</text:p></text:note-body></text:note></text:span><text:span text:style-name="T4"> pro archivy. </text:span><text:span text:style-name="T2">CDX indexy</text:span><text:span text:style-name="T4"> se dají použít </text:span><text:span text:style-name="T4">k porovnání obsahu původního </text:span><text:span text:style-name="T2">ARC</text:span><text:span text:style-name="T4"> archivu a výsledného </text:span><text:span text:style-name="T2">WARC</text:span><text:span text:style-name="T4"> archivu vytvořeného migrací. Tím lze kontrolovat úspěšnost provedené migrace. Nástroj </text:span><text:span text:style-name="T2">warcindex</text:span><text:span text:style-name="T4"> tedy doporučuji k vytváření </text:span><text:span text:style-name="T2">CDX indexů warc</text:span><text:span text:style-name="T4"> souborů. </text:span></text:p>
      <text:p text:style-name="Text_20_body">Dalším důležitým nástrojem je nástroj <text:span text:style-name="T2">warcvalid</text:span>. Slouží k validaci <text:span text:style-name="T2">WARC</text:span> archivů, jeví se jako vhodný pro kontrolu validity nových <text:span text:style-name="T2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</text:p>
      <text:list xml:id="list1946633336" text:continue-numbering="true" text:style-name="List_20_1">
        <text:list-item>
          <text:p text:style-name="List_20_1"><text:span text:style-name="T2">warcdump –</text:span> vypisuje informace o <text:span text:style-name="T2">WARC</text:span> souboru</text:p>
        </text:list-item>
        <text:list-item>
          <text:p text:style-name="List_20_1"><text:span text:style-name="T2">warcfilter</text:span> – vyhledává ve <text:span text:style-name="T2">WARC</text:span> souboru hlavičky <text:span text:style-name="T2">WARC záznamů</text:span><text:span text:style-name="T2"><text:note text:id="ftn19" text:note-class="footnote"><text:note-citation>19</text:note-citation><text:note-body><text:p text:style-name="Footnote"><text:span text:style-name="T2">WARC záznamy</text:span> se zabývám podrobně ve své bakalářské práci na s. 27 a stranách následujících.</text:p></text:note-body></text:note></text:span>, podle zadaných parametrů. </text:p>
        </text:list-item>
        <text:list-item>
          <text:p text:style-name="List_20_1"><text:span text:style-name="T2">warc2warc</text:span> – slouží pro převod <text:span text:style-name="T2">WARC záznamů</text:span>.</text:p>
        </text:list-item>
      </text:list>
      <text:h text:style-name="Heading_20_2" text:outline-level="2"><text:bookmark-start text:name="__RefHeading__1226_389764299"/>6.3 Použití nástroje<text:bookmark-end text:name="__RefHeading__1226_389764299"/>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2">ARC</text:span> soubor. To však nepovažuji za zásadní problém, implementace takového nástroje by <text:soft-page-break/>nebyla nikterak obtížná.</text:p>
      <text:p text:style-name="Text_20_body">Zásadnější problém jsem objevil při použití migračního nástroje. Nástroj totiž umožňuje více typů spouštění. Podle manuálu lze používat. Podle dokumentace se nástroj má spouštět z příkazové řádky tak, že jako parametr za přepínačem <text:span text:style-name="T6">’-o’</text:span> se zadá cesta k výslednému <text:span text:style-name="T2">WARC.GZ</text:span> archivu:</text:p>
      <text:list xml:id="list1073005605" text:continue-numbering="true" text:style-name="List_20_1">
        <text:list-item>
          <text:p text:style-name="P15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6">’&gt;’</text:span>) do cílového <text:span text:style-name="T2">WARC.GZ</text:span> archivu:</text:p>
      <text:list xml:id="list1510253630" text:continue-numbering="true" text:style-name="List_20_1">
        <text:list-item>
          <text:p text:style-name="P15"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<text:bookmark-start text:name="__RefHeading__1228_389764299"/>6.4 Odhalení chyby v nástroji<text:bookmark-end text:name="__RefHeading__1228_389764299"/></text:h>
      <text:p text:style-name="Text_20_body">Jak zmiňuji výše odhalil jsem chybu v práci nástroje. Nástroj <text:span text:style-name="T2">warcvalid</text:span> hlásil pro některé z testovacích souborů chyby. Proto jsem chybu nahlásil vývojářům. Poté co jsem mu zaslal testovací soubory, konstatovali chybu nástroje <text:span text:style-name="T2">warcvalid</text:span> v práci s <text:span text:style-name="T2">GZipovanými</text:span> archivy. </text:p>
      <text:p text:style-name="Text_20_body">Chyba, kterou validátor hlásil, byla buď:</text:p>
      <text:list xml:id="list962765155" text:continue-numbering="true" text:style-name="List_20_1">
        <text:list-item>
          <text:p text:style-name="P15">(’incorrect trailing newline’, ’\n’)</text:p>
          <text:p text:style-name="List_20_1">anebo:</text:p>
        </text:list-item>
        <text:list-item>
          <text:p text:style-name="P15">(’incorrect trailing newline’, ’\r’)</text:p>
        </text:list-item>
      </text:list>
      <text:p text:style-name="Text_20_body">Popřípadě nástroj hlásil i obě tyto chyby zároveň.</text:p>
      <text:p text:style-name="Text_20_body">Jednalo se o chybu v kódování nového řádku ve výsledných souborech . Tuto chybu také opravili. V poslední verzi nástroje, kterou jsem následně testoval, již k této chybě <text:soft-page-break/>nedochází.</text:p>
      <text:h text:style-name="Heading_20_2" text:outline-level="2"><text:bookmark-start text:name="__RefHeading__1230_389764299"/>6.5 Migrace<text:bookmark-end text:name="__RefHeading__1230_389764299"/></text:h>
      <text:p text:style-name="Text_20_body">Pro testování migrace jsem použil vzorek dat z <text:span text:style-name="T2">WebArchivu</text:span>. Použil jsem soubory 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2">WARC</text:span> archivy validní a jestli bude jejich obsah totožný s původními <text:span text:style-name="T2">ARC</text:span> archivy. K tomu jsem použil výše zmíněné nástroje <text:span text:style-name="T2">warcvalid</text:span> a <text:span text:style-name="T2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2">JHOVE2</text:span> a porovnat s časem migrace bez jeho použití.</text:p>
      <text:p text:style-name="Text_20_body">V následující tabulce nabízím přehled rychlosti migrace. Rychlost ovlivňuje i obsah archivů – typy a velikosti jednotlivých souborů v archivu. Testy rychlosti jsem prováděl na svém osobním počítači<text:note text:id="ftn20" text:note-class="footnote"><text:note-citation>20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2">WebArchivu</text:span> by byl samozřejmě rychlejší.</text:p>
      <text:p text:style-name="Text_20_body">Rychlost validace se pohybovala v závislosti na množství souborů v archivu v rozmezí 5 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ext:soft-page-break/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p text:style-name="Text_20_body"/>
      <text:h text:style-name="P14" text:outline-level="2"><text:bookmark-start text:name="__RefHeading__1232_389764299"/>6.6 Algoritmus migrace<text:bookmark-end text:name="__RefHeading__1232_389764299"/></text:h>
      <text:p text:style-name="Text_20_body">Již výše jsem zmínil, že algoritmus převodu <text:span text:style-name="T2">ARC</text:span> archivu na <text:span text:style-name="T2">WARC</text:span> archiv je implementovaný přesně podle vzoru, jež byl použit v původním nástroji <text:span text:style-name="T2">warctools</text:span>. Navíc přímo v manuálu nástroje stojí, že nástroj vytváří „<text:span text:style-name="T2">crappy warc files</text:span>“<text:note text:id="ftn21" text:note-class="footnote"><text:note-citation>21</text:note-citation><text:note-body><text:p text:style-name="Footnote">Popis nástroje arc2warc v dokumentaci: „<text:span text:style-name="T2">creates a crappy warc file from arc files on input</text:span>“. Dokumentace je dokladatelná v přílohách bakalářské práce jako příloha W na straně 65.</text:p></text:note-body></text:note>. Osobně se domnívá, že se jedná o jakési „alibi“ vývojářů – pro případ, že by se objevila chyba a bylo nutno ji opravit<text:note text:id="ftn22" text:note-class="footnote"><text:note-citation>22</text:note-citation><text:note-body><text:p text:style-name="Footnote">Vyjádření vývojáře v poznámkám k warc-tools v dokumentaci: „<text:span text:style-name="T2">arc2warc uses the conversion rules from the earlier arc2warc.c ; as a starter for converting the headers ; I haven't profiled the code yet (and don't plan to until it falls over)</text:span>“. Dokumentace je dokladatelná jako příloha W bakalářské práce na straně 65.</text:p></text:note-body></text:note>.</text:p>
      <text:p text:style-name="Text_20_body">Před samotným použitím nástroje by tedy bylo nutné od vývojářů nástroje zjistit, jestli mají v plánu algoritmus upravovat či nikoliv. Pokud by se použil pro migraci <text:span text:style-name="T2">WebArchivu</text:span> algoritmus s chybou, mělo by to velmi nepříjemné následky, jejichž odstranění by stálo spoustu prostředků.</text:p>
      <text:p text:style-name="Text_20_body">Algoritmus funguje – velmi zjednodušeně – takto:</text:p>
      <text:list xml:id="list10418527291" text:style-name="Numbering_20_1">
        <text:list-item>
          <text:h text:style-name="List_20_2" text:outline-level="2"><text:bookmark-start text:name="__RefHeading__1234_389764299"/>Načte celý vstupní <text:span text:style-name="T2">ARC.GZ</text:span> soubor (je nutné použít <text:span text:style-name="T2">GZipované</text:span> vstupní soubory, jinak by nástroj do výsledného výstupního <text:span text:style-name="T2">WARC</text:span> souboru nepřibalil data; ale i samotné <text:span text:style-name="T2">WARC záznamy</text:span> bez dat se dají jistě nějak využít, například k zjištění obsahu původního archivu).<text:bookmark-end text:name="__RefHeading__1234_389764299"/></text:h>
        </text:list-item>
        <text:list-item>
          <text:h text:style-name="List_20_2" text:outline-level="2"><text:bookmark-start text:name="__RefHeading__1236_389764299"/>Vytvoří prázdný výstupní <text:span text:style-name="T2">WARC.GZ</text:span> soubor. Dále do něj vloží první hlavičkový <text:span text:style-name="T2">WARC záznam</text:span><text:span text:style-name="T4">, který nese základní informace o archivu</text:span><text:span text:style-name="T4"><text:note text:id="ftn23" text:note-class="footnote"><text:note-citation>23</text:note-citation><text:note-body><text:p text:style-name="Footnote">Viz bakalářkou práci na s. 27 a stranách následujících.</text:p></text:note-body></text:note></text:span><text:span text:style-name="T4"> – tyto informace získá </text:span><text:soft-page-break/><text:span text:style-name="T4">upravením hlavičkového záznamu vstupního </text:span><text:span text:style-name="T2">ARC</text:span><text:span text:style-name="T4"> souboru.</text:span><text:span text:style-name="T2"> </text:span><text:bookmark-end text:name="__RefHeading__1236_389764299"/></text:h>
        </text:list-item>
        <text:list-item>
          <text:h text:style-name="List_20_2" text:outline-level="2"><text:bookmark-start text:name="__RefHeading__1238_389764299"/>Zpracovává jednotlivé <text:span text:style-name="T2">ARC záznamy</text:span> v původním souboru – konverzuje je po jednom do <text:span text:style-name="T2">WARC záznamu</text:span>, ten zapíše do <text:span text:style-name="T2">WARC.GZ</text:span> výstupního souboru; a připojí samotný soubor ze vstupního archivu.<text:bookmark-end text:name="__RefHeading__1238_389764299"/></text:h>
        </text:list-item>
      </text:list>
      <text:p text:style-name="Text_20_body">Do jakéhokoliv kroku algoritmu se dá relativně snadno zasahovat<text:note text:id="ftn24" text:note-class="footnote"><text:note-citation>24</text:note-citation><text:note-body><text:p text:style-name="P7">Například jsem při implementaci analýzy obsahu archivu nástrojem JHOVE2 pomocí regulárního výrazu filtroval datastream z <text:span text:style-name="T2">ARC</text:span> souboru, vytvářel kopie přenášených souborů a ukládal je na disk.</text:p></text:note-body></text:note>. Domnívám se tedy, že pokud by to bylo nutné, mohou ho upravovat i pracovníci <text:span text:style-name="T2">WebArchivu</text:span>.</text:p>
      <text:h text:style-name="Heading_20_2" text:outline-level="2"><text:bookmark-start text:name="__RefHeading__1240_389764299"/>6.7 Doporučení k implementaci a nasazení nástroje<text:bookmark-end text:name="__RefHeading__1240_389764299"/></text:h>
      <text:p text:style-name="Text_20_body">Mé doporučení k případné implementaci zazněli vlastně již výše v při popisu dílčích téma. </text:p>
      <text:p text:style-name="Text_20_body">Domnívám se, že pokud by se <text:span text:style-name="T2">WebArchiv</text:span> rozhodl nástroj použít na migraci webového archivu, měl by nejdříve kontaktovat vývojáře a požádat je o všechny informace a nedostatcích nástroje, popřípadě o doporučení k implementaci. Je i možné, že by vývojáři varianty warc-tools / hanzo pro potřeby <text:span text:style-name="T2">WebArchivu</text:span> doporučili jinou mutaci <text:span text:style-name="T2">warc-tools</text:span> dostupnou na internetu. </text:p>
      <text:p text:style-name="Text_20_body">Co se týká implementace změn v nástroji, domnívám se, že jeho úprava do takové podoby, jaká by byla nutná nasazení v provozu, je realizovatelná pracovníky <text:span text:style-name="T2">WebArchivu.</text:span></text:p>
      <text:p text:style-name="Text_20_body"><text:span text:style-name="T4">Nástroj </text:span><text:span text:style-name="T2">warc-tools / hanzo</text:span><text:span text:style-name="T4"> je podle mého názoru vhodný k realizaci migrace archivu. Musím ale konstatovat, že jsem rozhodně netestoval všechny dostupné nástroje. </text:span></text:p>
      <text:h text:style-name="P11" text:outline-level="1"><text:bookmark-start text:name="__RefHeading__1242_389764299"/>7. Zdroje informací<text:bookmark-end text:name="__RefHeading__1242_389764299"/></text:h>
      <text:p text:style-name="P2">Zde nabízím přehled důležitých informačních zdrojů o tématu migrace <text:span text:style-name="T2">ARC</text:span> archivů na <text:span text:style-name="T2">WARC</text:span> archivy. Další zdroje jsou vyhledatelné v mé bakalářské práci, domnívám se ale, že tyto jsou nejpodstatnější.</text:p>
      <text:list xml:id="list1394533155" text:continue-list="list962765155" text:style-name="List_20_1">
        <text:list-item>
          <text:p text:style-name="List_20_1">IA Webteam JIRA: &lt;<text:a xlink:type="simple" xlink:href="https://webarchive.jira.com/wiki/pages/viewpage.action?pageId=4865">https://webarchive.jira.com/wiki/pages/viewpage.action?pageId=4865</text:a>&gt;. Společnost se zabývá problematikou archivace webových zdrojů.</text:p>
        </text:list-item>
        <text:list-item>
          <text:p text:style-name="List_20_1">Hanzo Archive: &lt;<text:a xlink:type="simple" xlink:href="http://www.hanzoarchives.com/">http://www.hanzoarchives.com/</text:a>&gt;.</text:p>
        </text:list-item>
        <text:list-item>
          <text:p text:style-name="List_20_1">Thomas Figg: &lt;<text:a xlink:type="simple" xlink:href="mailto:thomas.figg@hanzoarchives.com">thomas.figg@hanzoarchives.com</text:a>&gt;. Vývojář <text:span text:style-name="T2">warc-tools / hanzo</text:span>.</text:p>
        </text:list-item>
        <text:list-item>
          <text:p text:style-name="List_20_1">Roger Coram:&lt;<text:a xlink:type="simple" xlink:href="mailto:Roger.Coram@bl.uk">Roger.Coram@bl.uk</text:a>&gt;. Pracovník <text:span text:style-name="T2">Britské knihovny</text:span>.</text:p>
        </text:list-item>
        <text:list-item>
          <text:p text:style-name="List_20_1">Bitbucket: &lt;<text:a xlink:type="simple" xlink:href="http://code.hanzoarchives.com/warc-tools/descendants">http://code.hanzoarchives.com/warc-tools/descendants</text:a>&gt;. Další mutace nástroje <text:span text:style-name="T2">warc-tools / hanzo</text:span>.</text:p>
        </text:list-item>
        <text:list-item>
          <text:p text:style-name="List_20_1"><text:span text:style-name="T5">Scape: </text:span><text:span text:style-name="T3">&lt;</text:span><text:a xlink:type="simple" xlink:href="http://wiki.opf-labs.org/display/SP/IS12+ARC+to+WARC+migration"><text:span text:style-name="T3">http://wiki.opf-labs.org/display/SP/IS12+ARC+to+WARC+migration</text:span></text:a><text:span text:style-name="T3">&gt; </text:span><text:span text:style-name="T5">Potenciální zdroj informací o migraci. Další organizace, která se zabývá uchováváním webových zdrojů. Sám jsem s ní nebyl v kontaktu.</text:span></text:p>
        </text:list-item>
      </text:list>
      <text:h text:style-name="P11" text:outline-level="1"><text:bookmark-start text:name="__RefHeading__1244_389764299"/>8. Závěr<text:bookmark-end text:name="__RefHeading__1244_389764299"/></text:h>
      <text:p text:style-name="Text_20_body">Ve své zprávě jsem se věnoval migraci webového archivu <text:span text:style-name="T2">WebArchiv</text:span>. Představil jsem obsah své bakalářské práce. Zpráva byla zacílena na představení nástroje <text:span text:style-name="T2">warc‑tools / hanzo</text:span>, který považuji za vhodný pro realizaci migrace archivu <text:span text:style-name="T2">WebArchi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5</text:page-number>/<text:page-count>15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14:43:36</dc:date>
    <dc:creator>Martin Prokop</dc:creator>
    <meta:editing-duration>PT9H34M47S</meta:editing-duration>
    <meta:editing-cycles>290</meta:editing-cycles>
    <meta:document-statistic meta:table-count="1" meta:image-count="0" meta:object-count="0" meta:page-count="15" meta:paragraph-count="168" meta:word-count="3019" meta:character-count="18901" meta:non-whitespace-character-count="16715"/>
  </office:meta>
</office:document-meta>
</file>